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officeooo:paragraph-rsid="0008ffc0"/>
    </style:style>
    <style:style style:name="P2" style:family="paragraph" style:parent-style-name="Text_20_body">
      <style:paragraph-properties fo:margin-top="0cm" fo:margin-bottom="0.353cm" style:contextual-spacing="false"/>
    </style:style>
    <style:style style:name="P3" style:family="paragraph" style:parent-style-name="Text_20_body" style:list-style-name="L1">
      <style:paragraph-properties fo:margin-top="0cm" fo:margin-bottom="0.353cm" style:contextual-spacing="false"/>
    </style:style>
    <style:style style:name="P4" style:family="paragraph" style:parent-style-name="Text_20_body" style:list-style-name="L2">
      <style:paragraph-properties fo:margin-top="0cm" fo:margin-bottom="0.353cm" style:contextual-spacing="false"/>
    </style:style>
    <style:style style:name="P5" style:family="paragraph" style:parent-style-name="Text_20_body" style:list-style-name="L3">
      <style:paragraph-properties fo:margin-top="0cm" fo:margin-bottom="0.353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ary Waters - Game Design Document (Esteso, Interno)</text:p>
      <text:h text:style-name="Heading_20_1" text:outline-level="1">1. Concept</text:h>
      <text:p text:style-name="Standard">“Scary Waters” è un survival psicologico sottrattivo ambientato in mare aperto. Il tema principale è la perdita di controllo: la follia e la paranoia del protagonista non influenzano direttamente le azioni, ma la capacità di dormire, attività essenziale per recuperare energia. Senza riposo, il giocatore non può compiere le azioni necessarie per la cura e la manutenzione della barca.</text:p>
      <text:h text:style-name="Heading_20_1" text:outline-level="1">2. Filosofia di design</text:h>
      <text:p text:style-name="Standard">- Approccio "sottrattivo": il gioco riduce all’essenziale le meccaniche, concentrandosi su ciò che rafforza il tema.<text:line-break/>- Azioni binarie: Svolgibili / Non svolgibili.<text:line-break/>- Obiettivo pratico: mantenere il progetto realizzabile nel tempo a disposizione e coerente con le capacità di sviluppo di un singolo autore.</text:p>
      <text:h text:style-name="Heading_20_1" text:outline-level="1">3. Lens di design (applicazione selezionata, 20 Lens)</text:h>
      <text:p text:style-name="Standard">Di seguito le Lens (Jesse Schell) selezionate, con la domanda guida e l'applicazione pratica a Scary Waters.<text:line-break/><text:line-break/>1. Lens of Essential Experience<text:line-break/> - Domanda: Qual è l’esperienza essenziale che vogliamo che il giocatore viva?<text:line-break/> - Applicazione: Sentirsi impotente; ogni sistema deve rinforzare la perdita di controllo.<text:line-break/><text:line-break/>2. Lens of Resonance<text:line-break/> - Domanda: Cosa farà risuonare il gioco nella mente del giocatore?<text:line-break/> - Applicazione: Grafica, audio e meccaniche rimandano all’archetipo del mare e del caos.<text:line-break/><text:line-break/>3. Lens of Uncertainty<text:line-break/> - Domanda: Cosa è incerto e come influisce sulle scelte?<text:line-break/> - Applicazione: Il sonno bloccato genera incertezza; il giocatore non sa quando potrà recuperare energia.<text:line-break/><text:line-break/>4. Lens of Control<text:line-break/> - Domanda: Quanto controllo hanno i giocatori? È troppo? Troppo poco?<text:line-break/> - Applicazione: Il controllo è progressivamente sottratto (tramite energia/sonno), ritmo calibrato per essere tematico.<text:line-break/><text:soft-page-break/><text:line-break/>5. Lens of Emotion<text:line-break/> - Domanda: Che emozioni vogliamo suscitare?<text:line-break/> - Applicazione: Ansia, smarrimento, frustrazione riflessiva e, infine, rassegnazione.<text:line-break/><text:line-break/>6. Lens of Surprise<text:line-break/> - Domanda: Cosa sorprende e come lo dosiamo?<text:line-break/> - Applicazione: Eventi narrativi e cutscenes brevi, non jumpscare, per spezzare il ritmo e segnalare transizioni.<text:line-break/><text:line-break/>7. Lens of Curiosity<text:line-break/> - Domanda: Come mantenere la curiosità?<text:line-break/> - Applicazione: Piccoli indizi, elementi visivi e domande non risolte che invitano a esplorare.<text:line-break/><text:line-break/>8. Lens of Simplicity/Complexity<text:line-break/> - Domanda: Il design è chiaro ma profondo?<text:line-break/> - Applicazione: Regole semplici (binario azioni), ma risultato narrativo complesso.<text:line-break/><text:line-break/>9. Lens of the Infinite<text:line-break/> - Domanda: Cosa suggerisce immensità o eternità?<text:line-break/> - Applicazione: Orizzonte, buio marino come simbolo di vastità che amplifica impotenza.<text:line-break/><text:line-break/>10. Lens of Challenge<text:line-break/> - Domanda: Qual è la vera sfida?<text:line-break/> - Applicazione: Resistere il più a lungo possibile mantenendo azioni essenziali disponibili.<text:line-break/><text:line-break/>11. Lens of Skill vs Chance<text:line-break/> - Domanda: Quanto dipende dall’abilità e quanto dal caso?<text:line-break/> - Applicazione: La competenza (gestione delle azioni) convive con la variabilità narrativa della paranoia/sonno.<text:line-break/><text:line-break/>12. Lens of Endogenous Value<text:line-break/> - Domanda: Cosa acquisisce valore solo all’interno del sistema?<text:line-break/> - Applicazione: La barca e le sue componenti diventano preziose; preservarle è l’unico valore endogeno.<text:line-break/><text:line-break/>13. Lens of Failure<text:line-break/> - Domanda: Che cosa significa fallire?<text:line-break/> - Applicazione: Il fallimento è narrativa — resa, non punizione fittizia; ha senso emotivo.<text:line-break/><text:line-break/>14. Lens of Story<text:line-break/> - Domanda: Che storia racconta il gioco?<text:line-break/><text:soft-page-break/> - Applicazione: un viaggio di decadenza psicologica, la cura della barca come metafora di vita quotidiana.<text:line-break/><text:line-break/>15. Lens of Meaningful Choices<text:line-break/> - Domanda: Le scelte hanno peso?<text:line-break/> - Applicazione: Decidere quali azioni mantenere è il nucleo morale e pratico del gioco.<text:line-break/><text:line-break/>16. Lens of the Hero’s Journey<text:line-break/> - Domanda: Il gioco segue o sovverte l’archetipo dell’eroe?<text:line-break/> - Applicazione: Sovversione — non c’è ritorno trionfale, ma abbandono o resistenza.<text:line-break/><text:line-break/>17. Lens of Metaphor<text:line-break/> - Domanda: Quali metafore rinforzano il gioco?<text:line-break/> - Applicazione: Barca = vita; mare = caos/ignoto.<text:line-break/><text:line-break/>18. Lens of the Player<text:line-break/> - Domanda: Chi è il mio giocatore?<text:line-break/> - Applicazione: Giocatori curiosi e disposti a sperimentare frustrazione tematica.<text:line-break/><text:line-break/>19. Lens of Flow<text:line-break/> - Domanda: Posso raggiungere il flow?<text:line-break/> - Applicazione: Il flow è volutamente interrotto: sempre possibile un cedimento.<text:line-break/><text:line-break/>20. Lens of the Problem Statement<text:line-break/> - Domanda: Qual è il problema che pongo al giocatore?<text:line-break/> - Applicazione: Con-vivere con la perdita di controllo, non semplicemente sopravvivere.</text:p>
      <text:h text:style-name="P1" text:outline-level="1">4. Stati del giocatore (dettaglio operativo)</text:h>
      <text:p text:style-name="Standard">Stato A — Lucido: tutte le azioni essenziali svolgibili. Stato B — Paranoia iniziale: primi blocchi al sonno, alcune azioni non avviabili per mancanza di energia. Stato C — Deprivazione: molte azioni non svolgibili; degradazione della barca. Stato D — Collasso/Resa: la maggior parte delle azioni non è più avviabile; conclusione narrativa.<text:line-break/><text:line-break/>Transizioni: basate su tempo senza sonno e fallimento ripetuto di azioni critiche. Le soglie sono narrative (impostabili con parametri) e devono essere testate.</text:p>
      <text:h text:style-name="Heading_20_1" text:outline-level="1">5. Meccaniche principali (implementative)</text:h>
      <text:p text:style-name="P2"><text:span text:style-name="Strong_20_Emphasis">Routine di base:</text:span><text:line-break/>Il giocatore deve mantenere in vita se stesso e la barca. Tutto ruota attorno al sonno → energia → possibilità di agire.</text:p>
      <text:list text:style-name="L1">
        <text:list-item>
          <text:p text:style-name="P3">Dormire permette di recuperare energia.</text:p>
        </text:list-item>
        <text:list-item>
          <text:p text:style-name="P3"><text:soft-page-break/>La paranoia e la follia impediscono progressivamente il sonno.</text:p>
        </text:list-item>
        <text:list-item>
          <text:p text:style-name="P3">Senza energia le azioni diventano <text:span text:style-name="Emphasis">non svolgibili</text:span>.</text:p>
        </text:list-item>
      </text:list>
      <text:p text:style-name="P2"><text:span text:style-name="Strong_20_Emphasis">Azioni possibili:</text:span></text:p>
      <text:list text:style-name="L2">
        <text:list-item>
          <text:p text:style-name="P4">Manutenzione barca (riparazioni minime, svuotare acqua, regolare vele).</text:p>
        </text:list-item>
        <text:list-item>
          <text:p text:style-name="P4">Tentare di dormire (fondamentale per recuperare energia).</text:p>
        </text:list-item>
        <text:list-item>
          <text:p text:style-name="P4">Eventuali micro-attività narrative (es. osservare, interagire con elementi scenici) ma sempre con logica binaria: svolgibile / non svolgibile.</text:p>
        </text:list-item>
      </text:list>
      <text:p text:style-name="P2"><text:span text:style-name="Strong_20_Emphasis">Progressione narrativa:</text:span></text:p>
      <text:list text:style-name="L3">
        <text:list-item>
          <text:p text:style-name="P5">Inizio: protagonista ancora lucido, routine funzionante.</text:p>
        </text:list-item>
        <text:list-item>
          <text:p text:style-name="P5">Medio: blocchi nel sonno, energia limitata → degradazione barca.</text:p>
        </text:list-item>
        <text:list-item>
          <text:p text:style-name="P5">Fine: collasso → inevitabile fallimento.</text:p>
        </text:list-item>
        <text:list-item>
          <text:p text:style-name="P5">I passaggi sono segnalati da <text:span text:style-name="Strong_20_Emphasis">cutscenes</text:span> (brevi, evocative)</text:p>
        </text:list-item>
      </text:list>
      <text:p text:style-name="Standard"/>
      <text:p text:style-name="Standard">- Azioni: solo binarie (Svolgibile / Non svolgibile).<text:line-break/>- Energia: risorsa centrale. Recupero solo tramite sonno; sonno bloccato dalla paranoia.<text:line-break/>- Manutenzione barca: ispezione, riparazioni semplici, controllo strumenti, rifornimento. Se non eseguite -&gt; degradazione.<text:line-break/>- Inventario minimo: oggetti semplici necessari per riparazioni (corde, pezza, colla, strumenti base).<text:line-break/></text:p>
      <text:h text:style-name="Heading_20_1" text:outline-level="1">6. Degradazione della barca e componenti</text:h>
      <text:p text:style-name="Standard">Descrizione: la barca è composta da componenti critici (timoneria, scafo, vele, motore ausiliario, provviste). Ogni componente ha un valore di 'health' che diminuisce se le azioni di manutenzione non vengono eseguite.<text:line-break/><text:line-break/>Esempio operativo:<text:line-break/>- Timoneria: health 100 -&gt; se health &lt; 40 -&gt; manovrabilità ridotta (ma attenzione: non trasformare in parzialità delle azioni; segnala solo rischio di fallimento futuro).<text:line-break/>- Scafo: se health &lt;= 0 -&gt; evento di perdita (finale narrativo).</text:p>
      <text:h text:style-name="Heading_20_1" text:outline-level="1"><text:soft-page-break/>7. Cutscenes e presentazione narrativa</text:h>
      <text:p text:style-name="Standard">Tipologia: brevi intermezzi visuali/testuali che segnalano transizioni di stato, allucinazioni, ricordi del protagonista.<text:line-break/>Implementazione: Timeline/Animator in Unity + immagini statiche e animazioni UI tramite DOTween. Trigger su eventi chiave (es. passaggio a Stato C, scoppio di un guasto critico).<text:line-break/>Le cutscenes non devono interrompere la comprensione del giocatore su cosa è avvenuto: devono rinforzare, non confondere.</text:p>
      <text:h text:style-name="Heading_20_1" text:outline-level="1">8. Architettura software (dettagli tecnici)</text:h>
      <text:p text:style-name="Standard">Componenti principali proposti (semplici, modulari, implementabili da singolo sviluppatore):<text:line-break/><text:line-break/>1) GameManager (Singleton): stato globale, progressione, gestione salvataggio/recupero.<text:line-break/>2) PlayerStateManager: enum {Lucido, Paranoia, Deprivazione, Collasso} e logica di transizione.<text:line-break/>3) EnergySystem: tiene traccia di energia, relazione con sonno (dormire -&gt; full energy). Viene bloccato da flag 'sonno_impedito' impostato dalla logica narrativa.<text:line-break/>4) ActionManager: interroga EnergySystem prima di avviare un'azione; restituisce binario svolgibile/non svolgibile.<text:line-break/>5) BoatComponent: script per ogni componente con health e soglie di fallimento.<text:line-break/>6) CutsceneManager: gestisce trigger e Timeline.<text:line-break/>7) UIManager: micro-UI diegetica che segnala azioni non disponibili (no HUD invadente).<text:line-break/>8) SaveManager: salvataggio semplice (slot singolo).<text:line-break/><text:line-break/>Nota: evitare sistemi complessi non discussi (no FSM per nemici, no sistemi non deterministici ampi).</text:p>
      <text:h text:style-name="Heading_20_1" text:outline-level="1">9. Pseudocodice e logica esempio</text:h>
      <text:p text:style-name="Standard">Esempio sintesi in pseudocodice (da tradurre in C#):<text:line-break/><text:line-break/>enum PlayerState { Lucido, Paranoia, Deprivazione, Collasso }<text:line-break/><text:line-break/>function canPerform(action):<text:line-break/> <text:s/>if energy.current &lt; action.energyCost: return false<text:line-break/> <text:s/>if playerState == Collasso: return false<text:line-break/> <text:s/>return true<text:line-break/><text:line-break/>function attemptSleep():<text:line-break/> <text:s/>if player.paranoiaBlocksSleep: return false<text:line-break/> <text:s/>energy.current = energy.max<text:line-break/><text:soft-page-break/> <text:s/>return true<text:line-break/></text:p>
      <text:h text:style-name="Heading_20_1" text:outline-level="1">10. Playtesting e metriche</text:h>
      <text:p text:style-name="Standard">Playtest focalizzati:<text:line-break/>- Chiarezza di causa/effetto: il giocatore deve comprendere che la deprivazione di sonno è la causa della perdita di azioni.<text:line-break/>- Punto di non ritorno: testare se i giocatori percepiscono quando si è passati a uno stato irreversibile.<text:line-break/>- Frustrazione vs tema: indagini qualitative per capire se la sottrazione è percepita come tema o come cattivo design.<text:line-break/><text:line-break/>Metriche da raccogliere:<text:line-break/>- Percentuale di azioni non avviate per mancanza di energia.<text:line-break/>- Tempo medio fino a Stato C.<text:line-break/>- Feedback qualitativo post-test.</text:p>
      <text:h text:style-name="Heading_20_1" text:outline-level="1">11. UI e feedback</text:h>
      <text:p text:style-name="Standard">Principi:<text:line-break/>- Minima intrusività: usare micro-UI diegetica e segnali audio.<text:line-break/>- Chiarezza: quando un'azione è non avviabile l'effetto dev'essere immediatamente comprensibile (icona + breve testo diegetico + suono).<text:line-break/>- Evitare HUD numerici invasivi; preferire segnali contestuali.</text:p>
      <text:h text:style-name="Heading_20_1" text:outline-level="1">12. Asset e strumenti</text:h>
      <text:p text:style-name="Standard">Tool principali:<text:line-break/>- Unity (engine)<text:line-break/>- DOTween (animazioni e tweening)<text:line-break/>- NavMeshAgent (se serve movimento non player o per test di prototipazione)<text:line-break/>- ProBuilder (modellazione rapida per level design)<text:line-break/>- (Opzionale) FMOD/Wwise per audio avanzato<text:line-break/><text:line-break/>Nota: l’uso di asset esterni è minimo e concentrato su prototipazione e polish.</text:p>
      <text:h text:style-name="Heading_20_1" text:outline-level="1">13. Timeline dettagliata e milestone</text:h>
      <text:p text:style-name="Standard">Proposta conservativa per singolo sviluppatore:<text:line-break/><text:line-break/>Settimane 1-2: Prototipo core (ActionManager, EnergySystem, PlayerStateManager, semplice scena con barca).<text:line-break/>Settimane 3-5: Implementazione loop completo (manutenzione, degradazione componenti, <text:soft-page-break/>interfaccia di base).<text:line-break/>Settimane 6-7: Cutscenes, narrazione, testing primario.<text:line-break/>Settimane 8-10: Polishing, audio, ottimizzazione e consegna.<text:line-break/><text:line-break/>Totale stimato: 8-10 settimane (2-2.5 mesi).</text:p>
      <text:h text:style-name="Heading_20_1" text:outline-level="1">14. Financial projection (sintesi)</text:h>
      <text:p text:style-name="Standard">Progetto a basso budget: costi principali = tempo personale. Eventuali costi: asset grafici/sonori acquistati (se necessari), licenze middleware audio.<text:line-break/>Stima: 0-1000€ a seconda di asset acquistati.</text:p>
      <text:h text:style-name="Heading_20_1" text:outline-level="1">15. Rischi, mitigazioni e note finali</text:h>
      <text:p text:style-name="Standard">Rischi principali:<text:line-break/>- Gioco percepito come ingiusto/frustrante anziché tematico.<text:line-break/>- Ambizione tecnica superiore alle capacità temporali.<text:line-break/><text:line-break/>Mitigazioni:<text:line-break/>- Playtest precoci e frequenti.<text:line-break/>- Mantenere il design binario e semplice.<text:line-break/>- Ridurre il numero di cutscenes e usare immagini/statiche quando possibile.</text:p>
      <text:h text:style-name="Heading_20_1" text:outline-level="1">16. Ringraziamenti</text:h>
      <text:p text:style-name="Standard">Progetto sviluppato per il corso di C# e Unity. Grazie ai docenti e ai compagni di corso per feedback e suppor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dc:description>generated by python-docx</dc:description>
    <meta:editing-cycles>2</meta:editing-cycles>
    <meta:creation-date>2013-12-23T23:15:00</meta:creation-date>
    <dc:date>2025-10-01T12:07:35.647840000</dc:date>
    <meta:editing-duration>PT1M16S</meta:editing-duration>
    <meta:generator>LibreOffice/25.2.5.2$Windows_X86_64 LibreOffice_project/03d19516eb2e1dd5d4ccd751a0d6f35f35e08022</meta:generator>
    <meta:document-statistic meta:table-count="0" meta:image-count="0" meta:object-count="0" meta:page-count="7" meta:paragraph-count="46" meta:word-count="1528" meta:character-count="10803" meta:non-whitespace-character-count="9239"/>
    <meta:user-defined meta:name="AppVersion">14.0000</meta:user-defined>
    <meta:template xlink:type="simple" xlink:actuate="onRequest" xlink:title="Normal.dotm" xlink:href=""/>
  </office:meta>
</office:document-meta>
</file>